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6d08" officeooo:paragraph-rsid="00146d08"/>
    </style:style>
    <style:style style:name="P2" style:family="paragraph" style:parent-style-name="Standard">
      <style:text-properties officeooo:rsid="0015fe1d" officeooo:paragraph-rsid="0015fe1d"/>
    </style:style>
    <style:style style:name="P3" style:family="paragraph" style:parent-style-name="Standard">
      <style:text-properties officeooo:rsid="00174153" officeooo:paragraph-rsid="00174153"/>
    </style:style>
    <style:style style:name="P4" style:family="paragraph" style:parent-style-name="Standard">
      <style:text-properties officeooo:rsid="00178700" officeooo:paragraph-rsid="00178700"/>
    </style:style>
    <style:style style:name="P5" style:family="paragraph" style:parent-style-name="Standard">
      <style:text-properties officeooo:rsid="00195830" officeooo:paragraph-rsid="00195830"/>
    </style:style>
    <style:style style:name="T1" style:family="text">
      <style:text-properties officeooo:rsid="00147cae"/>
    </style:style>
    <style:style style:name="T2" style:family="text">
      <style:text-properties officeooo:rsid="001741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70 heures de dev →</text:p>
      <text:p text:style-name="P1"/>
      <text:p text:style-name="P1"><text:span text:style-name="T1">parser : </text:span>peut etre livre trop vieux : ne prend pas en compte les nouvelles vulnérabilités de parser SQL avec yacc. </text:p>
      <text:p text:style-name="P1">→ tester avec des requêtes forgées à la main si le parsing bloque bien les requêtes ne satisfaisant pas la grammaire. </text:p>
      <text:p text:style-name="P1"/>
      <text:p text:style-name="P2">DBF : Load balancing</text:p>
      <text:p text:style-name="P2"><text:tab/>Sécurité =&gt; facile d'utilisation augmente → perf diminues</text:p>
      <text:p text:style-name="P2"><text:tab/></text:p>
      <text:p text:style-name="P2">Et le DBF par rapport au WAF</text:p>
      <text:p text:style-name="P2"/>
      <text:p text:style-name="P2">Est-ce que l<text:span text:style-name="T2">e flitrage en sortie vaut le coup</text:span></text:p>
      <text:p text:style-name="P2"/>
      <text:p text:style-name="P2">Dire ce sure quoi on doit faire attention → blacklist sur le flux sortant</text:p>
      <text:p text:style-name="P2"/>
      <text:p text:style-name="P3">spécifier les recherches sur SQL pour plus orienter les recherches</text:p>
      <text:p text:style-name="P3"/>
      <text:p text:style-name="P3">Évasion plus orienté SQL injections</text:p>
      <text:p text:style-name="P3"/>
      <text:p text:style-name="P3">Pas ARPA 1999 : trop vieille.</text:p>
      <text:p text:style-name="P3"/>
      <text:p text:style-name="P4">[ Full disclosure ] </text:p>
      <text:p text:style-name="P4"/>
      <text:p text:style-name="P4">Performances de greenSQL et voire comment les</text:p>
      <text:p text:style-name="P4"/>
      <text:p text:style-name="P4">[ geoffrey hott (playstations) ] </text:p>
      <text:p text:style-name="P4"/>
      <text:p text:style-name="P4">proxy : sqiid, varnish, ( ICAP )</text:p>
      <text:p text:style-name="P4"/>
      <text:p text:style-name="P5">CR : mettre en avant les points particuli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uy </meta:initial-creator>
    <meta:creation-date>2017-03-07T14:00:01.972227968</meta:creation-date>
    <meta:generator>LibreOffice/4.4.6.3$Linux_X86_64 LibreOffice_project/40m0$Build-3</meta:generator>
    <dc:date>2017-03-07T14:59:56.068091462</dc:date>
    <dc:creator>menguy </dc:creator>
    <meta:editing-duration>PT29M24S</meta:editing-duration>
    <meta:editing-cycles>4</meta:editing-cycles>
    <meta:document-statistic meta:table-count="0" meta:image-count="0" meta:object-count="0" meta:page-count="1" meta:paragraph-count="17" meta:word-count="141" meta:character-count="782" meta:non-whitespace-character-count="651"/>
  </office:meta>
</office:document-meta>
</file>